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harmac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epak Sikarwar</meta:initial-creator>
    <dc:creator>Deepak Sikarwar</dc:creator>
    <meta:creation-date>2024-09-17T14:29:00Z</meta:creation-date>
    <dc:date>2024-09-17T14:30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